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MiBM_M_AM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3" table:default-cell-style-name="ce11"/>
        <table:table-column table:style-name="co4" table:number-columns-repeated="3" table:default-cell-style-name="ce11"/>
        <table:table-column table:style-name="co3" table:default-cell-style-name="ce11"/>
        <table:table-column table:style-name="co4" table:number-columns-repeated="6" table:default-cell-style-name="ce11"/>
        <table:table-column table:style-name="co5" table:number-columns-repeated="957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12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 table:style-name="ce1"/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12" office:value-type="string" calcext:value-type="string" table:number-columns-spanned="1" table:number-rows-spanned="2">
            <text:p>obecności</text:p>
          </table:table-cell>
          <table:table-cell table:style-name="ce12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 (T0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prawa (T1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prawa (T2)</text:p>
          </table:table-cell>
          <table:covered-table-cell table:style-name="ce1"/>
          <table:table-cell table:number-columns-repeated="957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5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tys Władysław</text:p>
          </table:table-cell>
          <table:table-cell table:style-name="ce1" office:value-type="float" office:value="94381" calcext:value-type="float">
            <text:p>943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4" table:formula="of:=SUM([.D3];[.F3];[.H3];[.J3];[.L3];[.N3];[.P3];[.R3];[.T3];[.V3];[.X3];[.Z3];[.AB3];[.AD3];[.AF3];[.AH3];[.AJ3];[.AL3];[.AN3];[.AP3])/20" office:value-type="percentage" office:value="0.95" calcext:value-type="percentage">
            <text:p>95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R3];[.AS3];[.AT3];[.AV3])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3" office:value-type="string" calcext:value-type="string">
            <text:p>3(E)</text:p>
          </table:table-cell>
          <table:table-cell table:style-name="ce1" table:number-columns-repeated="2"/>
          <table:table-cell table:number-columns-repeated="9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dek Ernest</text:p>
          </table:table-cell>
          <table:table-cell table:style-name="ce1" office:value-type="float" office:value="94382" calcext:value-type="float">
            <text:p>9438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D4];[.F4];[.H4];[.J4];[.L4];[.N4];[.P4];[.R4];[.T4];[.V4];[.X4];[.Z4];[.AB4];[.AD4];[.AF4];[.AH4];[.AJ4];[.AL4];[.AN4];[.AP4])/20" office:value-type="percentage" office:value="0.6" calcext:value-type="percentage">
            <text:p>6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4];[.AS4];[.AT4];[.AV4])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szkiewicz Michał</text:p>
          </table:table-cell>
          <table:table-cell table:style-name="ce1" office:value-type="float" office:value="94383" calcext:value-type="float">
            <text:p>9438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D5];[.F5];[.H5];[.J5];[.L5];[.N5];[.P5];[.R5];[.T5];[.V5];[.X5];[.Z5];[.AB5];[.AD5];[.AF5];[.AH5];[.AJ5];[.AL5];[.AN5];[.AP5])/20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R5];[.AS5];[.AT5];[.AV5])" office:value-type="float" office:value="3" calcext:value-type="float">
            <text:p>3</text:p>
          </table:table-cell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ilipczak Kacper</text:p>
          </table:table-cell>
          <table:table-cell table:style-name="ce1" office:value-type="float" office:value="94384" calcext:value-type="float">
            <text:p>9438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4" table:formula="of:=SUM([.D6];[.F6];[.H6];[.J6];[.L6];[.N6];[.P6];[.R6];[.T6];[.V6];[.X6];[.Z6];[.AB6];[.AD6];[.AF6];[.AH6];[.AJ6];[.AL6];[.AN6];[.AP6])/20" office:value-type="percentage" office:value="0.85" calcext:value-type="percentage">
            <text:p>85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R6];[.AS6];[.AT6];[.AV6])" office:value-type="float" office:value="3" calcext:value-type="float">
            <text:p>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it Damian</text:p>
          </table:table-cell>
          <table:table-cell table:style-name="ce1" office:value-type="float" office:value="94385" calcext:value-type="float">
            <text:p>9438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4" table:formula="of:=SUM([.D7];[.F7];[.H7];[.J7];[.L7];[.N7];[.P7];[.R7];[.T7];[.V7];[.X7];[.Z7];[.AB7];[.AD7];[.AF7];[.AH7];[.AJ7];[.AL7];[.AN7];[.AP7])/20" office:value-type="percentage" office:value="0.95" calcext:value-type="percentage">
            <text:p>95%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R7];[.AS7];[.AT7];[.AV7])" office:value-type="float" office:value="79" calcext:value-type="float">
            <text:p>79</text:p>
          </table:table-cell>
          <table:table-cell table:style-name="ce6" office:value-type="float" office:value="4.5" calcext:value-type="float">
            <text:p>4,5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órecki Igor</text:p>
          </table:table-cell>
          <table:table-cell table:style-name="ce1" office:value-type="float" office:value="94644" calcext:value-type="float">
            <text:p>9464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4" table:formula="of:=SUM([.D8];[.F8];[.H8];[.J8];[.L8];[.N8];[.P8];[.R8];[.T8];[.V8];[.X8];[.Z8];[.AB8];[.AD8];[.AF8];[.AH8];[.AJ8];[.AL8];[.AN8];[.AP8])/20" office:value-type="percentage" office:value="0.9" calcext:value-type="percentage">
            <text:p>9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R8];[.AS8];[.AT8];[.AV8])" office:value-type="float" office:value="30" calcext:value-type="float">
            <text:p>30</text:p>
          </table:table-cell>
          <table:table-cell table:style-name="ce1" table:number-columns-repeated="5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wiazda Michał</text:p>
          </table:table-cell>
          <table:table-cell table:style-name="ce1" office:value-type="float" office:value="86015" calcext:value-type="float">
            <text:p>8601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4" table:formula="of:=SUM([.D9];[.F9];[.H9];[.J9];[.L9];[.N9];[.P9];[.R9];[.T9];[.V9];[.X9];[.Z9];[.AB9];[.AD9];[.AF9];[.AH9];[.AJ9];[.AL9];[.AN9];[.AP9])/20" office:value-type="percentage" office:value="0.45" calcext:value-type="percentage">
            <text:p>4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9];[.AS9];[.AT9];[.AV9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ojka Maciej</text:p>
          </table:table-cell>
          <table:table-cell table:style-name="ce1" office:value-type="float" office:value="94645" calcext:value-type="float">
            <text:p>9464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4" table:formula="of:=SUM([.D10];[.F10];[.H10];[.J10];[.L10];[.N10];[.P10];[.R10];[.T10];[.V10];[.X10];[.Z10];[.AB10];[.AD10];[.AF10];[.AH10];[.AJ10];[.AL10];[.AN10];[.AP10])/20" office:value-type="percentage" office:value="0.85" calcext:value-type="percentage">
            <text:p>85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R10];[.AS10];[.AT10];[.AV10])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Jackowski Michał</text:p>
          </table:table-cell>
          <table:table-cell table:style-name="ce1" office:value-type="float" office:value="94386" calcext:value-type="float">
            <text:p>943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D11];[.F11];[.H11];[.J11];[.L11];[.N11];[.P11];[.R11];[.T11];[.V11];[.X11];[.Z11];[.AB11];[.AD11];[.AF11];[.AH11];[.AJ11];[.AL11];[.AN11];[.AP11])/20" office:value-type="percentage" office:value="0.55" calcext:value-type="percentage">
            <text:p>55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R11];[.AS11];[.AT11];[.AV11])" office:value-type="float" office:value="18" calcext:value-type="float">
            <text:p>18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edlikowski Jakub</text:p>
          </table:table-cell>
          <table:table-cell table:style-name="ce1" office:value-type="float" office:value="94387" calcext:value-type="float">
            <text:p>9438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D12];[.F12];[.H12];[.J12];[.L12];[.N12];[.P12];[.R12];[.T12];[.V12];[.X12];[.Z12];[.AB12];[.AD12];[.AF12];[.AH12];[.AJ12];[.AL12];[.AN12];[.AP12])/20" office:value-type="percentage" office:value="0.8" calcext:value-type="percentage">
            <text:p>8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R12];[.AS12];[.AT12];[.AV12])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hreptiuk Eduard</text:p>
          </table:table-cell>
          <table:table-cell table:style-name="ce1" office:value-type="float" office:value="94646" calcext:value-type="float">
            <text:p>9464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3"/>
          <table:table-cell table:style-name="ce1" office:value-type="float" office:value="1" calcext:value-type="float">
            <text:p>1</text:p>
          </table:table-cell>
          <table:table-cell table:style-name="ce1" table:number-columns-repeated="12"/>
          <table:table-cell table:style-name="ce14" table:formula="of:=SUM([.D13];[.F13];[.H13];[.J13];[.L13];[.N13];[.P13];[.R13];[.T13];[.V13];[.X13];[.Z13];[.AB13];[.AD13];[.AF13];[.AH13];[.AJ13];[.AL13];[.AN13];[.AP13])/20" office:value-type="percentage" office:value="0.2" calcext:value-type="percentage">
            <text:p>2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13];[.AS13];[.AT13];[.AV13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ozieł Jakub</text:p>
          </table:table-cell>
          <table:table-cell table:style-name="ce1" office:value-type="float" office:value="93239" calcext:value-type="float">
            <text:p>93239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3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4" table:formula="of:=SUM([.D14];[.F14];[.H14];[.J14];[.L14];[.N14];[.P14];[.R14];[.T14];[.V14];[.X14];[.Z14];[.AB14];[.AD14];[.AF14];[.AH14];[.AJ14];[.AL14];[.AN14];[.AP14])/20" office:value-type="percentage" office:value="0.7" calcext:value-type="percentage">
            <text:p>7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AR14];[.AS14];[.AT14];[.AV14])" office:value-type="float" office:value="72" calcext:value-type="float">
            <text:p>72</text:p>
          </table:table-cell>
          <table:table-cell table:style-name="ce13" office:value-type="float" office:value="4" calcext:value-type="float">
            <text:p>4</text:p>
          </table:table-cell>
          <table:table-cell table:style-name="ce1" office:value-type="string" calcext:value-type="string">
            <text:p>27(s1)</text:p>
          </table:table-cell>
          <table:table-cell table:style-name="ce1" table:number-columns-repeated="5"/>
          <table:table-cell table:number-columns-repeated="9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ozłowski Paweł</text:p>
          </table:table-cell>
          <table:table-cell table:style-name="ce1" office:value-type="float" office:value="94388" calcext:value-type="float">
            <text:p>9438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4" table:formula="of:=SUM([.D15];[.F15];[.H15];[.J15];[.L15];[.N15];[.P15];[.R15];[.T15];[.V15];[.X15];[.Z15];[.AB15];[.AD15];[.AF15];[.AH15];[.AJ15];[.AL15];[.AN15];[.AP15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R15];[.AS15];[.AT15];[.AV15])" office:value-type="float" office:value="65" calcext:value-type="float">
            <text:p>65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ról Maciej</text:p>
          </table:table-cell>
          <table:table-cell table:style-name="ce1" office:value-type="float" office:value="84001" calcext:value-type="float">
            <text:p>84001</text:p>
          </table:table-cell>
          <table:table-cell table:style-name="ce1" table:number-columns-repeated="43"/>
          <table:table-cell table:style-name="ce14" table:formula="of:=SUM([.D16];[.F16];[.H16];[.J16];[.L16];[.N16];[.P16];[.R16];[.T16];[.V16];[.X16];[.Z16];[.AB16];[.AD16];[.AF16];[.AH16];[.AJ16];[.AL16];[.AN16];[.AP16])/20" office:value-type="percentage" office:value="0" calcext:value-type="percentage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16];[.AS16];[.AT16];[.AV16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rzewina Jakub</text:p>
          </table:table-cell>
          <table:table-cell table:style-name="ce1" office:value-type="float" office:value="94949" calcext:value-type="float">
            <text:p>94949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0"/>
          <table:table-cell table:style-name="ce14" table:formula="of:=SUM([.D17];[.F17];[.H17];[.J17];[.L17];[.N17];[.P17];[.R17];[.T17];[.V17];[.X17];[.Z17];[.AB17];[.AD17];[.AF17];[.AH17];[.AJ17];[.AL17];[.AN17];[.AP17])/20" office:value-type="percentage" office:value="0.05" calcext:value-type="percentage">
            <text:p>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17];[.AS17];[.AT17];[.AV17])" office:value-type="float" office:value="0" calcext:value-type="float">
            <text:p>0</text:p>
          </table:table-cell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itwinek Maciej</text:p>
          </table:table-cell>
          <table:table-cell table:style-name="ce1" office:value-type="float" office:value="94389" calcext:value-type="float">
            <text:p>9438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4" table:formula="of:=SUM([.D18];[.F18];[.H18];[.J18];[.L18];[.N18];[.P18];[.R18];[.T18];[.V18];[.X18];[.Z18];[.AB18];[.AD18];[.AF18];[.AH18];[.AJ18];[.AL18];[.AN18];[.AP18])/20" office:value-type="percentage" office:value="0.6" calcext:value-type="percentage">
            <text:p>6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18];[.AS18];[.AT18];[.AV18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alicki Karol</text:p>
          </table:table-cell>
          <table:table-cell table:style-name="ce1" office:value-type="float" office:value="93606" calcext:value-type="float">
            <text:p>93606</text:p>
          </table:table-cell>
          <table:table-cell table:style-name="ce1" table:number-columns-repeated="43"/>
          <table:table-cell table:style-name="ce14" table:formula="of:=SUM([.D19];[.F19];[.H19];[.J19];[.L19];[.N19];[.P19];[.R19];[.T19];[.V19];[.X19];[.Z19];[.AB19];[.AD19];[.AF19];[.AH19];[.AJ19];[.AL19];[.AN19];[.AP19])/20" office:value-type="percentage" office:value="0" calcext:value-type="percentage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19];[.AS19];[.AT19];[.AV19])" office:value-type="float" office:value="0" calcext:value-type="float">
            <text:p>0</text:p>
          </table:table-cell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owek Sebastian</text:p>
          </table:table-cell>
          <table:table-cell table:style-name="ce1" office:value-type="float" office:value="94951" calcext:value-type="float">
            <text:p>9495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D20];[.F20];[.H20];[.J20];[.L20];[.N20];[.P20];[.R20];[.T20];[.V20];[.X20];[.Z20];[.AB20];[.AD20];[.AF20];[.AH20];[.AJ20];[.AL20];[.AN20];[.AP20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R20];[.AS20];[.AT20];[.AV20])" office:value-type="float" office:value="6" calcext:value-type="float">
            <text:p>6</text:p>
          </table:table-cell>
          <table:table-cell table:style-name="ce13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aczyński Jakub</text:p>
          </table:table-cell>
          <table:table-cell table:style-name="ce1" office:value-type="float" office:value="89993" calcext:value-type="float">
            <text:p>89993</text:p>
          </table:table-cell>
          <table:table-cell table:style-name="ce1" table:number-columns-repeated="43"/>
          <table:table-cell table:style-name="ce14" table:formula="of:=SUM([.D21];[.F21];[.H21];[.J21];[.L21];[.N21];[.P21];[.R21];[.T21];[.V21];[.X21];[.Z21];[.AB21];[.AD21];[.AF21];[.AH21];[.AJ21];[.AL21];[.AN21];[.AP21])/20" office:value-type="percentage" office:value="0" calcext:value-type="percentage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21];[.AS21];[.AT21];[.AV21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korski Łukasz</text:p>
          </table:table-cell>
          <table:table-cell table:style-name="ce1" office:value-type="float" office:value="94647" calcext:value-type="float">
            <text:p>946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9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 table:formula="of:=SUM([.D22];[.F22];[.H22];[.J22];[.L22];[.N22];[.P22];[.R22];[.T22];[.V22];[.X22];[.Z22];[.AB22];[.AD22];[.AF22];[.AH22];[.AJ22];[.AL22];[.AN22];[.AP22])/20" office:value-type="percentage" office:value="0.5" calcext:value-type="percentage">
            <text:p>5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R22];[.AS22];[.AT22];[.AV22]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obkiewicz Karol</text:p>
          </table:table-cell>
          <table:table-cell table:style-name="ce1" office:value-type="float" office:value="91665" calcext:value-type="float">
            <text:p>916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SUM([.D23];[.F23];[.H23];[.J23];[.L23];[.N23];[.P23];[.R23];[.T23];[.V23];[.X23];[.Z23];[.AB23];[.AD23];[.AF23];[.AH23];[.AJ23];[.AL23];[.AN23];[.AP23])/20" office:value-type="percentage" office:value="1" calcext:value-type="percentage">
            <text:p>100%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AR23];[.AS23];[.AT23];[.AV23])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oboń Paweł</text:p>
          </table:table-cell>
          <table:table-cell table:style-name="ce1" office:value-type="float" office:value="94390" calcext:value-type="float">
            <text:p>9439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3" office:value-type="float" office:value="28" calcext:value-type="float">
            <text:p>28</text:p>
          </table:table-cell>
          <table:table-cell table:style-name="ce14" table:formula="of:=SUM([.D24];[.F24];[.H24];[.J24];[.L24];[.N24];[.P24];[.R24];[.T24];[.V24];[.X24];[.Z24];[.AB24];[.AD24];[.AF24];[.AH24];[.AJ24];[.AL24];[.AN24];[.AP24])/20" office:value-type="percentage" office:value="0.95" calcext:value-type="percentage">
            <text:p>95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R24];[.AS24];[.AT24];[.AV24])" office:value-type="float" office:value="79" calcext:value-type="float">
            <text:p>79</text:p>
          </table:table-cell>
          <table:table-cell table:style-name="ce13" office:value-type="float" office:value="4.5" calcext:value-type="float">
            <text:p>4,5</text:p>
          </table:table-cell>
          <table:table-cell table:style-name="ce1" office:value-type="string" calcext:value-type="string">
            <text:p>28(s3)</text:p>
          </table:table-cell>
          <table:table-cell table:style-name="ce1" table:number-columns-repeated="5"/>
          <table:table-cell table:number-columns-repeated="95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omasik Jacek</text:p>
          </table:table-cell>
          <table:table-cell table:style-name="ce1" office:value-type="float" office:value="94391" calcext:value-type="float">
            <text:p>94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D25];[.F25];[.H25];[.J25];[.L25];[.N25];[.P25];[.R25];[.T25];[.V25];[.X25];[.Z25];[.AB25];[.AD25];[.AF25];[.AH25];[.AJ25];[.AL25];[.AN25];[.AP25])/20" office:value-type="percentage" office:value="0.8" calcext:value-type="percentage">
            <text:p>8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R25];[.AS25];[.AT25];[.AV25])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Witkowski Patryk</text:p>
          </table:table-cell>
          <table:table-cell table:style-name="ce1" office:value-type="float" office:value="94392" calcext:value-type="float">
            <text:p>9439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4" table:formula="of:=SUM([.D26];[.F26];[.H26];[.J26];[.L26];[.N26];[.P26];[.R26];[.T26];[.V26];[.X26];[.Z26];[.AB26];[.AD26];[.AF26];[.AH26];[.AJ26];[.AL26];[.AN26];[.AP26])/20" office:value-type="percentage" office:value="1" calcext:value-type="percentage">
            <text:p>100%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R26];[.AS26];[.AT26];[.AV26])" office:value-type="float" office:value="52" calcext:value-type="float">
            <text:p>52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string" calcext:value-type="string">
            <text:p>15(s3)</text:p>
          </table:table-cell>
          <table:table-cell table:style-name="ce1" table:number-columns-repeated="5"/>
          <table:table-cell table:number-columns-repeated="95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Wojtaszek Hubert</text:p>
          </table:table-cell>
          <table:table-cell table:style-name="ce1" office:value-type="float" office:value="94953" calcext:value-type="float">
            <text:p>9495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D27];[.F27];[.H27];[.J27];[.L27];[.N27];[.P27];[.R27];[.T27];[.V27];[.X27];[.Z27];[.AB27];[.AD27];[.AF27];[.AH27];[.AJ27];[.AL27];[.AN27];[.AP27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R27];[.AS27];[.AT27];[.AV27])" office:value-type="float" office:value="3" calcext:value-type="float">
            <text:p>3</text:p>
          </table:table-cell>
          <table:table-cell table:style-name="ce1" table:number-columns-repeated="7"/>
          <table:table-cell table:number-columns-repeated="95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Wrona Mateusz</text:p>
          </table:table-cell>
          <table:table-cell table:style-name="ce1" office:value-type="float" office:value="94393" calcext:value-type="float">
            <text:p>9439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4" table:formula="of:=SUM([.D28];[.F28];[.H28];[.J28];[.L28];[.N28];[.P28];[.R28];[.T28];[.V28];[.X28];[.Z28];[.AB28];[.AD28];[.AF28];[.AH28];[.AJ28];[.AL28];[.AN28];[.AP28])/20" office:value-type="percentage" office:value="0.95" calcext:value-type="percentage">
            <text:p>9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R28];[.AS28];[.AT28];[.AV28])" office:value-type="float" office:value="39" calcext:value-type="float">
            <text:p>39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4"/>
          <table:table-cell table:number-columns-repeated="95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2"/>
          <table:table-cell table:style-name="ce13"/>
          <table:table-cell table:style-name="ce1" table:number-columns-repeated="2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8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number-columns-repeated="55"/>
          <table:table-cell table:number-columns-repeated="957"/>
        </table:table-row>
        <table:table-row table:style-name="ro1" table:number-rows-repeated="1048533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10:53:23.6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3:13:31.292000000</meta:creation-date>
    <dc:date>2023-02-15T11:01:10.124000000</dc:date>
    <meta:editing-duration>PT4H1M12S</meta:editing-duration>
    <meta:editing-cycles>101</meta:editing-cycles>
    <meta:generator>LibreOffice/6.0.5.2$Windows_X86_64 LibreOffice_project/54c8cbb85f300ac59db32fe8a675ff7683cd5a16</meta:generator>
    <meta:document-statistic meta:table-count="1" meta:cell-count="747" meta:object-count="0"/>
  </office:meta>
</office:document-meta>
</file>